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Mono" svg:font-family="'Andale Mono'" style:font-pitch="fixed"/>
    <style:font-face style:name="Andale Mono1" svg:font-family="'Andale Mono'"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Verdana" svg:font-family="Verdana" style:font-family-generic="swiss"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Heading_20_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agraph-properties fo:text-align="center"/>
    </style:style>
    <style:style style:name="P21" style:family="paragraph">
      <style:paragraph-properties fo:text-align="center"/>
      <style:text-properties fo:color="#ffffff"/>
    </style:style>
    <style:style style:name="P22" style:family="paragraph">
      <style:paragraph-properties fo:text-align="center"/>
      <style:text-properties style:font-name="Andale Mono" fo:font-size="10pt"/>
    </style:style>
    <style:style style:name="P23" style:family="paragraph">
      <style:text-properties fo:font-size="10pt"/>
    </style:style>
    <style:style style:name="P24" style:family="paragraph">
      <style:paragraph-properties fo:text-align="center"/>
      <style:text-properties fo:font-size="14pt"/>
    </style:style>
    <style:style style:name="P25" style:family="paragraph">
      <style:text-properties style:font-name="Verdana" fo:font-size="9pt"/>
    </style:style>
    <style:style style:name="P26" style:family="paragraph">
      <style:paragraph-properties fo:text-align="center"/>
      <style:text-properties style:font-name="Times New Roman" fo:font-size="10pt" fo:font-style="italic"/>
    </style:style>
    <style:style style:name="T1" style:family="text">
      <style:text-properties fo:color="#ffffff"/>
    </style:style>
    <style:style style:name="T2" style:family="text">
      <style:text-properties style:font-name="Andale Mono" fo:font-size="10pt"/>
    </style:style>
    <style:style style:name="T3" style:family="text">
      <style:text-properties fo:font-size="10pt" fo:font-style="italic"/>
    </style:style>
    <style:style style:name="T4" style:family="text">
      <style:text-properties fo:font-size="10pt"/>
    </style:style>
    <style:style style:name="T5" style:family="text">
      <style:text-properties fo:font-size="14pt"/>
    </style:style>
    <style:style style:name="T6" style:family="text">
      <style:text-properties style:font-name="Verdana" fo:font-size="9pt"/>
    </style:style>
    <style:style style:name="T7" style:family="text">
      <style:text-properties style:font-name="Times New Roman" fo:font-size="10pt" fo:font-style="italic"/>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fill-color="#ccffff" draw:textarea-horizontal-align="center" draw:textarea-vertical-align="bottom"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bottom"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center" draw:textarea-vertical-align="botto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fill="solid" draw:fill-color="#cccccc" draw:opacity="50%" draw:textarea-horizontal-align="center" draw:textarea-vertical-align="middle" draw:shadow-offset-x="0.1201in" draw:shadow-offset-y="0.1201in" draw:shadow-opacity="50%"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99"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e6e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201in" draw:marker-start-width="0.1701in" draw:marker-end="Arrow_20_concave" draw:marker-end-width="0.1098in"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063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484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draw:fill="solid" draw:fill-color="#ffffff" draw:fill-gradient-name="Gradient_20_1" draw:fill-hatch-name="Black_20_0_20_Degrees" draw:textarea-horizontal-align="center" draw:textarea-vertical-align="middle" draw:shadow-offset-x="0.1201in" draw:shadow-offset-y="0.1201in"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width="0.0201in" draw:marker-start-width="0.1701in" draw:marker-end="Arrow_20_concave" draw:marker-end-width="0.1098in" draw:textarea-horizontal-align="center" draw:textarea-vertical-align="middle" fo:padding-top="0.0102in" fo:padding-bottom="0.0102in" fo:padding-left="0.0102in" fo:padding-right="0.0102in"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808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CS Architecture Overview (data flow)</text:h>
      <text:p text:style-name="P2"><draw:rect text:anchor-type="paragraph" draw:z-index="24" draw:style-name="gr12" draw:text-style-name="P24" svg:width="4.3579in" svg:height="0.4441in" svg:x="1.3181in" svg:y="0.1075in"><text:p text:style-name="P20"><text:span text:style-name="T5">Client application calls</text:span></text:p></draw:rect></text:p>
      <text:p text:style-name="P2"/>
      <text:p text:style-name="P2"><draw:custom-shape text:anchor-type="paragraph" draw:z-index="28" draw:style-name="gr16" draw:text-style-name="P20" svg:width="0.3504in" svg:height="0.3331in" svg:x="4.7882in" svg:y="0.133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9" draw:style-name="gr16" draw:text-style-name="P20" svg:width="0.3504in" svg:height="0.3331in" svg:x="1.8181in" svg:y="0.133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rect text:anchor-type="paragraph" draw:z-index="2" draw:style-name="gr3" draw:text-style-name="P20" svg:width="6.6941in" svg:height="1.2358in" svg:x="-0.011in" svg:y="3.7646in" draw:corner-radius="0.2in"><text:p text:style-name="P20">Backend Abstraction Layer</text:p></draw:rect><draw:rect text:anchor-type="paragraph" draw:z-index="5" draw:style-name="gr6" draw:text-style-name="P22" svg:width="1.2087in" svg:height="0.6831in" svg:x="1.3799in" svg:y="3.9945in"><text:p text:style-name="P20"><text:span text:style-name="T2">backend_send()</text:span></text:p></draw:rect><draw:rect text:anchor-type="paragraph" draw:z-index="34" draw:style-name="gr6" draw:text-style-name="P22" svg:width="1.2697in" svg:height="0.6831in" svg:x="4.3217in" svg:y="3.9945in"><text:p text:style-name="P20"><text:span text:style-name="T2">backend_recv()</text:span></text:p></draw:rect><draw:rect text:anchor-type="paragraph" draw:z-index="6" draw:style-name="gr6" draw:text-style-name="P20" svg:width="1.2177in" svg:height="0.6831in" svg:x="1.3909in" svg:y="2.4693in"><text:p text:style-name="P20"><text:span text:style-name="T2">act_send()</text:span></text:p><text:p text:style-name="P20"><text:span text:style-name="T3">fragmentation</text:span></text:p></draw:rect><draw:rect text:anchor-type="paragraph" draw:z-index="33" draw:style-name="gr6" draw:text-style-name="P20" svg:width="1.2594in" svg:height="0.6831in" svg:x="4.3327in" svg:y="2.4693in"><text:p text:style-name="P20"><text:span text:style-name="T2">act_recv()</text:span></text:p><text:p text:style-name="P20"><text:span text:style-name="T3">defragmentation</text:span></text:p></draw:rect><draw:rect text:anchor-type="paragraph" draw:z-index="7" draw:style-name="gr7" draw:text-style-name="P20" svg:width="1.0941in" svg:height="0.4469in" svg:x="2.9319in" svg:y="2.6134in"><text:p text:style-name="P20"><text:span text:style-name="T4">sent action</text:span></text:p><text:p text:style-name="P20"><text:span text:style-name="T4">cache</text:span></text:p></draw:rect><draw:line text:anchor-type="paragraph" draw:z-index="13" draw:style-name="gr8" draw:text-style-name="P20" svg:x1="4.0256in" svg:y1="2.8307in" svg:x2="4.3327in" svg:y2="2.8307in"><text:p/></draw:line><draw:line text:anchor-type="paragraph" draw:z-index="14" draw:style-name="gr8" draw:text-style-name="P20" svg:x1="2.6083in" svg:y1="2.8398in" svg:x2="2.9319in" svg:y2="2.8398in"><text:p/></draw:line><draw:frame text:anchor-type="paragraph" draw:z-index="17" draw:style-name="gr9" svg:width="0.648in" svg:height="0.2067in" svg:x="0.1228in" svg:y="1.9925in"><draw:text-box><text:p>actions</text:p></draw:text-box></draw:frame><draw:frame text:anchor-type="paragraph" draw:z-index="18" draw:style-name="gr9" svg:width="0.8421in" svg:height="0.2067in" svg:x="0.1228in" svg:y="3.4882in"><draw:text-box><text:p>messages</text:p></draw:text-box></draw:frame><draw:frame text:anchor-type="paragraph" draw:z-index="19" draw:style-name="gr10" draw:text-style-name="P23" svg:width="1.0953in" svg:height="0.1543in" svg:x="4.3583in" svg:y="3.489in"><draw:text-box><text:p><text:span text:style-name="T4">Receiving <text:s text:c="2"/>thread</text:span></text:p></draw:text-box></draw:frame><draw:ellipse text:anchor-type="paragraph" draw:z-index="21" draw:style-name="gr11" draw:text-style-name="P20" svg:width="2.0748in" svg:height="0.9169in" svg:x="2.361in" svg:y="5.15in"><text:p text:style-name="P20">Backend communication</text:p><text:p text:style-name="P20">system</text:p></draw:ellipse><draw:line text:anchor-type="paragraph" draw:z-index="22" draw:style-name="gr8" draw:text-style-name="P20" svg:x1="2.0189in" svg:y1="3.1606in" svg:x2="2.0189in" svg:y2="3.9843in"><text:p/></draw:line><draw:line text:anchor-type="paragraph" draw:z-index="23" draw:style-name="gr8" draw:text-style-name="P20" svg:x1="4.9689in" svg:y1="3.9843in" svg:x2="4.9689in" svg:y2="3.1606in"><text:p/></draw:line><draw:rect text:anchor-type="paragraph" draw:z-index="0" draw:style-name="gr1" draw:text-style-name="P20" svg:width="6.6732in" svg:height="1.7807in" svg:x="0.0098in" svg:y="0.1146in" draw:corner-radius="0.2in"><text:p text:style-name="P20">Application Abstraction Layer</text:p></draw:rect><draw:rect text:anchor-type="paragraph" draw:z-index="4" draw:style-name="gr5" draw:text-style-name="P21" svg:width="4.2634in" svg:height="0.7504in" svg:x="1.3571in" svg:y="0.1472in" draw:corner-radius="0.3in"><text:p text:style-name="P20"><text:span text:style-name="T1">GCS API</text:span></text:p></draw:rect></text:p>
      <text:p text:style-name="P2"><draw:rect text:anchor-type="paragraph" draw:z-index="9" draw:style-name="gr6" draw:text-style-name="P22" svg:width="0.8906in" svg:height="0.4677in" svg:x="4.5181in" svg:y="0.0929in"><text:p text:style-name="P20"><text:span text:style-name="T2">recv()</text:span></text:p></draw:rect></text:p>
      <text:p text:style-name="P2"><draw:line text:anchor-type="paragraph" draw:z-index="10" draw:style-name="gr8" draw:text-style-name="P20" svg:x1="4.5181in" svg:y1="1.1988in" svg:x2="2.4681in" svg:y2="0.1736in"><text:p/></draw:line></text:p>
      <text:p text:style-name="P2"/>
      <text:p text:style-name="P2"><draw:rect text:anchor-type="paragraph" draw:z-index="8" draw:style-name="gr6" draw:text-style-name="P22" svg:width="0.9004in" svg:height="0.4677in" svg:x="1.5681in" svg:y="-0.4673in"><text:p text:style-name="P20"><text:span text:style-name="T2">repl()</text:span></text:p></draw:rect><draw:line text:anchor-type="paragraph" draw:z-index="11" draw:style-name="gr8" draw:text-style-name="P20" svg:x1="2.0181in" svg:y1="0in" svg:x2="2.0181in" svg:y2="1.722in"><text:p/></draw:line><draw:line text:anchor-type="paragraph" draw:z-index="25" draw:style-name="gr13" draw:text-style-name="P20" svg:x1="4.9563in" svg:y1="0.2398in" svg:x2="4.9563in" svg:y2="0in"><text:p/></draw:line><draw:frame text:anchor-type="paragraph" draw:z-index="27" draw:style-name="gr15" draw:text-style-name="P25" svg:width="0.9378in" svg:height="0.1717in" draw:transform="rotate (-0.436855911775284) translate (3.12847222222222in 0.15in)"><draw:text-box><text:p><text:span text:style-name="T6">local actions</text:span></text:p></draw:text-box></draw:frame></text:p>
      <text:p text:style-name="P2"><draw:rect text:anchor-type="paragraph" draw:z-index="20" draw:style-name="gr7" draw:text-style-name="P20" svg:width="1.228in" svg:height="0.2504in" svg:x="4.348in" svg:y="0.0528in"><text:p text:style-name="P20"><text:span text:style-name="T4">Recv action queue</text:span></text:p></draw:rect></text:p>
      <text:p text:style-name="P2"><draw:line text:anchor-type="paragraph" draw:z-index="31" draw:style-name="gr13" draw:text-style-name="P20" svg:x1="4.9583in" svg:y1="0.3461in" svg:x2="4.9583in" svg:y2="0.1161in"><text:p/></draw:line><draw:frame text:anchor-type="paragraph" draw:z-index="26" draw:style-name="gr14" draw:text-style-name="P25" svg:width="0.9504in" svg:height="0.1531in" svg:x="5.0681in" svg:y="0.1764in"><draw:text-box><text:p><text:span text:style-name="T6">foreign actions</text:span></text:p></draw:text-box></draw:frame></text:p>
      <text:p text:style-name="P2"><draw:rect text:anchor-type="paragraph" draw:z-index="30" draw:style-name="gr6" draw:text-style-name="P26" svg:width="0.8906in" svg:height="0.2504in" svg:x="4.5181in" svg:y="0.1591in"><text:p text:style-name="P20"><text:span text:style-name="T7">dispatching</text:span></text:p></draw:rect><draw:rect text:anchor-type="paragraph" draw:z-index="3" draw:style-name="gr4" draw:text-style-name="P20" svg:width="1.5232in" svg:height="3.435in" svg:x="4.2016in" svg:y="0.0547in"><text:p/></draw:rect></text:p>
      <text:p text:style-name="P2"/>
      <text:p text:style-name="P2"><draw:line text:anchor-type="paragraph" draw:z-index="12" draw:style-name="gr8" draw:text-style-name="P20" svg:x1="4.961in" svg:y1="0.7882in" svg:x2="4.961in" svg:y2="0.0354in"><text:p/></draw:line></text:p>
      <text:p text:style-name="P2"><draw:frame text:anchor-type="paragraph" draw:z-index="32" draw:style-name="gr17" svg:width="1.3504in" svg:height="0.2004in" svg:x="5.0181in" svg:y="0.1291in"><draw:text-box><text:p>Global TO seqno</text:p></draw:text-box></draw:frame></text:p>
      <text:p text:style-name="P2"/>
      <text:p text:style-name="P2"><draw:rect text:anchor-type="paragraph" draw:z-index="1" draw:style-name="gr2" draw:text-style-name="P20" svg:width="6.6831in" svg:height="1.1122in" svg:x="0in" svg:y="0.0138in" draw:corner-radius="0.2in"><text:p text:style-name="P20">Generic Communication Layer</text:p></draw:re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line text:anchor-type="paragraph" draw:z-index="15" draw:style-name="gr8" draw:text-style-name="P20" svg:x1="2.002in" svg:y1="0.0071in" svg:x2="2.5445in" svg:y2="0.6598in"><text:p/></draw:line><draw:line text:anchor-type="paragraph" draw:z-index="16" draw:style-name="gr8" draw:text-style-name="P20" svg:x1="4.272in" svg:y1="0.7091in" svg:x2="4.9783in" svg:y2="0.0154in"><text:p/></draw:line></text:p>
      <text:p text:style-name="P2"/>
      <text:p text:style-name="P2"/>
      <text:p text:style-name="P2"/>
      <text:p text:style-name="P2"/>
      <text:p text:style-name="P2"/>
      <text:p text:style-name="P2"/>
      <text:p text:style-name="P2"/>
      <text:p text:style-name="P3">Technical points:</text:p>
      <text:list text:style-name="L1">
        <text:list-item>
          <text:p text:style-name="P6">Backend abstraction layer wraps underlying communication system API into generic send/recv calls and provides standardized communication interface to the upper layer.</text:p>
        </text:list-item>
        <text:list-item>
          <text:p text:style-name="P6">Generic communication layer does the main sending/receiving job and handles configuration changes transparently to the upper layer.</text:p>
        </text:list-item>
        <text:list-item>
          <text:p text:style-name="P6">Application abstraction layer aims at providing applications with a simple and straightforward send/repl/recv interface and performs most of required housekeeping on behalf of the application. However state snapshot transfer has to be implemented by application.</text:p>
        </text:list-item>
        <text:list-item>
          <text:p text:style-name="P6">Layers are designed with the “black box” approach to the extent that C allows and don't share any data structures or functions <text:s/>except action buffers (to avoid runtime dynamic memory allocation).</text:p>
        </text:list-item>
        <text:list-item>
          <text:p text:style-name="P6">Memory allocation is kept at bare minimum: no memory allocation per local action, single memory allocation per foreign action.</text:p>
        </text:list-item>
        <text:list-item>
          <text:p text:style-name="P6">Single memcpy() per sent message. Single memcpy() per received message.</text:p>
        </text:list-item>
        <text:list-item>
          <text:p text:style-name="P6">Layer separation was chosen so that they effectively operate in different semantic spaces (AAL deals with “actions”, GCL deals with “messages”), thus their internal logic is completely independent, even connection context views are completely different.</text:p>
        </text:list-item>
        <text:list-item>
          <text:p text:style-name="P6">open()/close() functions are not shown as they are called only once and simply establish connection context.</text:p>
        </text:list-item>
      </text:list>
      <text:p text:style-name="P3">TODO:</text:p>
      <text:list text:style-name="L2">
        <text:list-item>
          <text:p text:style-name="P14">Remove sending thread and send queue. All sending operations can be executed in application threads without any penalty. (Update – done in release 0.2)</text:p>
        </text:list-item>
        <text:list-item>
          <text:p text:style-name="P14">Implement virtual synchrony backend, perhaps on top of Spread.</text:p>
        </text:list-item>
      </text:list>
      <text:p text:style-name="P2"/>
      <text:h text:style-name="P4" text:outline-level="2">“Action” and “message” terms in GCS context.</text:h>
      <text:p text:style-name="P5">Conceptual difference between terms “action” and “message” as used in this document could be best explained through the “words”/“letters” analogy where “action” is analogous to “word” and “message” is analogous to “letter”. The need for such division (for introduction of the second term instead of using just one of them, as is generally the case in Group Communication literature) came from the need to be able to send actions of arbitrary length which could pose problems for certain group communication systems (for example there is a 64K limit on UDP packet size). Also practice has shown that LANs could be quite sensitive to the IP packet size and it is more reliable to perform fragmentation in user space to not exceed the size of ethernet frame. Attempt to hide group communication details from application solidified this division even further, as application programmer (user) logic has nothing to do with quorum calculations and configuration changes. Hence it was decided that application replicates “actions” which then are fragmented into “messages” down in the library.</text:p>
      <text:p text:style-name="P5">Getting back to the “words”/“letters” analogy we see:</text:p>
      <text:list text:style-name="L3">
        <text:list-item>
          <text:p text:style-name="P16">Words consist of letters (actions consist of messages).</text:p>
        </text:list-item>
        <text:list-item>
          <text:p text:style-name="P16">A word can consist of a single letter, but single letter does not constitute a word (an action can fit into single message, but message does not generally contain an action).</text:p>
        </text:list-item>
        <text:list-item>
          <text:p text:style-name="P16">A word has a meaning, letter does not (the message cannot be interpreted).</text:p>
        </text:list-item>
        <text:list-item>
          <text:p text:style-name="P16">A word can span two or more lines, a letter can not (different parts of action can be delivered in different configurations, message is delivered as a single packet).</text:p>
        </text:list-item>
      </text:list>
      <text:p text:style-name="P5">This conceptual difference reflects the difference in application and group communication needs. For example the concept of atomicity as applied to action means that it is either delivered to application as a whole or is not delivered at all. On the other hand group communication system only atomically delivers separate messages (which generally are “partially” delivered actio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Mono" svg:font-family="'Andale Mono'" style:font-pitch="fixed"/>
    <style:font-face style:name="Andale Mono1" svg:font-family="'Andale Mono'"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Verdana" svg:font-family="Verdan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 svg:viewBox="0 0 20 30" svg:d="m10 0-10 30h20z"/>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648in" fo:margin-bottom="0.5925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initial-creator>Alexey Yurchenko</meta:initial-creator>
    <meta:creation-date>2006-01-16T23:28:15</meta:creation-date>
    <dc:creator>Alexey Yurchenko</dc:creator>
    <dc:date>2007-10-15T22:56:18</dc:date>
    <meta:printed-by>Alexey Yurchenko</meta:printed-by>
    <meta:print-date>2006-01-17T06:22:31</meta:print-date>
    <dc:language>en-US</dc:language>
    <meta:editing-cycles>47</meta:editing-cycles>
    <meta:user-defined meta:name="Info 1"/>
    <meta:user-defined meta:name="Info 2"/>
    <meta:user-defined meta:name="Info 3"/>
    <meta:user-defined meta:name="Info 4"/>
    <meta:document-statistic meta:table-count="0" meta:image-count="0" meta:object-count="0" meta:page-count="2" meta:paragraph-count="21" meta:word-count="556" meta:character-count="3619"/>
  </office:meta>
</office:document-meta>
</file>